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591in"/>
    </style:style>
    <style:style style:name="co3" style:family="table-column">
      <style:table-column-properties fo:break-before="auto" style:column-width="5.7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99">
      <style:table-cell-properties fo:background-color="#ffff00"/>
    </style:style>
  </office:automatic-styles>
  <office:body>
    <office:spreadsheet>
      <table:table table:name="From Matching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ancredi Contessa Entel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4/02/2025): 6 x 25,9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llé Rosè Spum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Ultimo acquisto pre-vinoteqa (16/12/2023): 30 x 5,40 € da Agricola Andreol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vée di Gabry Rosé D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Ultimo acquisto pre-vinoteqa (25/01/2025): 36 x 5,90 € da La Torder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uve Clicquot Cham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100" calcext:value-type="float">
            <text:p>9100</text:p>
          </table:table-cell>
          <table:table-cell office:value-type="float" office:value="4600" calcext:value-type="float">
            <text:p>46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12/2024): 2 x 46,0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lla Glamour Drin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Ultimo acquisto pre-vinoteqa (12/02/2025): 5 x 5,15 € da Vinum Boz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PL Sunset Rosé Apple Ci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9/07/2024): 6 x 6,4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üller Thuragu frizza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" calcext:value-type="float">
            <text:p>2900</text:p>
          </table:table-cell>
          <table:table-cell office:value-type="float" office:value="630" calcext:value-type="float">
            <text:p>6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0/07/2023): 6 x 6,3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oscato Giallo amabi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Ultimo acquisto pre-vinoteqa (19/09/2023): 2 x 7,2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Offida Passerina Tenuta Sant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400" calcext:value-type="float">
            <text:p>3400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ltimo acquisto pre-vinoteqa (02/02/2024): 6 x 6,75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grein Riserva Carl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000" calcext:value-type="float">
            <text:p>4000</text:p>
          </table:table-cell>
          <table:table-cell office:value-type="float" office:value="1360" calcext:value-type="float">
            <text:p>136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30/09/2024): 12 x 13,60 € da Fine Wine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auracher Sand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00" calcext:value-type="float">
            <text:p>4100</text:p>
          </table:table-cell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09/03/2022): 18 x 12,50 € da Mauracher Agricol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orellino di Scans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600" calcext:value-type="float">
            <text:p>3600</text:p>
          </table:table-cell>
          <table:table-cell office:value-type="float" office:value="1070" calcext:value-type="float">
            <text:p>107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Ultimo acquisto pre-vinoteqa (01/10/2024): 3 x 10,7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urriga Antonio Argiol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950" calcext:value-type="float">
            <text:p>795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25/01/2025): 2 x 79,50 € da Weindiel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Arzio -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ltimo acquisto pre-vinoteqa (02/03/2023): 2 x 25,00 € da Vinum Boz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amarein 2018 30° Anniversario J. May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3690" calcext:value-type="float">
            <text:p>369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Ultimo acquisto pre-vinoteqa (18/08/2020): 3 x 36,90 € da Vinum Boze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chiava gentile - Edelvernatsch Hasel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869" calcext:value-type="float">
            <text:p>86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ltimo acquisto pre-vinoteqa (25/03/2025): 6 x 8,70 € da Weindiel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visibility="collapse" table:number-columns-repeated="2" table:default-cell-style-name="ce2"/>
        <table:table-column table:style-name="co2" table:default-cell-style-name="ce2"/>
        <table:table-column table:style-name="co1" table:visibility="collapse" table:number-columns-repeated="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1" table:default-cell-style-name="ce3"/>
        <table:table-column table:style-name="co1" table:number-columns-repeated="1011" table:default-cell-style-name="ce2"/>
        <table:table-row table:style-name="ro1">
          <table:table-cell table:style-name="Default" office:value-type="string" calcext:value-type="string">
            <text:p>external_id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winery_name</text:p>
          </table:table-cell>
          <table:table-cell table:style-name="Default" office:value-type="string" calcext:value-type="string">
            <text:p>info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vintage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purchase_price</text:p>
          </table:table-cell>
          <table:table-cell table:style-name="Default" office:value-type="string" calcext:value-type="string">
            <text:p>quantity</text:p>
          </table:table-cell>
          <table:table-cell table:style-name="Default" office:value-type="string" calcext:value-type="string">
            <text:p>storage_area</text:p>
          </table:table-cell>
          <table:table-cell table:style-name="Default"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table:style-name="Default" office:value-type="string" calcext:value-type="string">
            <text:p>matched_id</text:p>
          </table:table-cell>
          <table:table-cell table:style-name="Default" office:value-type="string" calcext:value-type="string">
            <text:p>matched_type</text:p>
          </table:table-cell>
          <table:table-cell table:style-name="Default" office:value-type="string" calcext:value-type="string">
            <text:p>matched_name</text:p>
          </table:table-cell>
          <table:table-cell table:style-name="Default" office:value-type="string" calcext:value-type="string">
            <text:p>matched_winery_name</text:p>
          </table:table-cell>
          <table:table-cell table:style-name="Default" office:value-type="string" calcext:value-type="string">
            <text:p>score</text:p>
          </table:table-cell>
          <table:table-cell table:style-name="Default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ento Natur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400" calcext:value-type="float">
            <text:p>4400</text:p>
          </table:table-cell>
          <table:table-cell office:value-type="float" office:value="1490" calcext:value-type="float">
            <text:p>14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Ultimo acquisto pre-vinoteqa (09/07/2023): 12 x 14,90 € da Azienda Agricola Bellaved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gdg719rh0e1qk8wh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entodoc Rosé Nature Riserva Bellav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800" calcext:value-type="float">
            <text:p>4800</text:p>
          </table:table-cell>
          <table:table-cell office:value-type="float" office:value="1960" calcext:value-type="float">
            <text:p>19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Ultimo acquisto pre-vinoteqa (09/07/2023): 6 x 19,60 € da Azienda Agricola Bellaveder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jgdg719rh0e1qk8wh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entodoc Rosé Extra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000" calcext:value-type="float">
            <text:p>5000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Ultimo acquisto pre-vinoteqa (12/06/2023): 6 x 19,0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cx047rqeaqqt5bjz1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entodoc MAGNUM Rosè Brut 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900" calcext:value-type="float">
            <text:p>9900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ltimo acquisto pre-vinoteqa (07/12/2024): 6 x 40,00 € da Fine Wines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cx047rqeaqqt5bjz1z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6T10:21:08.245763048</dc:date>
    <meta:editing-duration>PT11M49S</meta:editing-duration>
    <meta:editing-cycles>2</meta:editing-cycles>
    <meta:generator>LibreOffice/7.3.7.2$Linux_X86_64 LibreOffice_project/30$Build-2</meta:generator>
    <meta:document-statistic meta:table-count="2" meta:cell-count="210" meta:object-count="0"/>
  </office:meta>
</office:document-meta>
</file>